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ext_20_body">
      <style:text-properties style:font-name="Arial1" fo:font-size="10pt" style:font-size-asian="10pt" style:font-name-complex="Arial" style:font-size-complex="10pt"/>
    </style:style>
    <style:style style:name="P11" style:family="paragraph" style:parent-style-name="Standard" style:master-page-name="Standard">
      <style:paragraph-properties style:page-number="auto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language="en" fo:country="US"/>
    </style:style>
    <style:style style:name="T5" style:family="text">
      <style:text-properties style:font-name="Arial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Our ref <text:s/></text:span><text:span text:style-name="T1"><text:placeholder text:placeholder-type="text">&lt;data['form']['id']&gt;</text:placeholder></text:span><text:span text:style-name="T1"> <text:tab/><text:tab/><text:tab/><text:tab/></text:span></text:p>
      <text:p text:style-name="P2"><text:placeholder text:placeholder-type="text">&lt;time&gt;</text:placeholder></text:p>
      <text:p text:style-name="P1"/>
      <text:p text:style-name="P4"><text:span text:style-name="T1"><text:placeholder text:placeholder-type="text">&lt;data['form']['title']&gt;</text:placeholder></text:span><text:span text:style-name="T1"> </text:span><text:span text:style-name="T1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5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9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5">relatorio:///for</text:span></text:a></text:p>
          </table:table-cell>
        </table:table-row>
      </table:table>
      <text:p text:style-name="P1"/>
      <text:p text:style-name="P3"><text:placeholder text:placeholder-type="text">&lt;data['form']['title_last_name']&gt;</text:placeholder></text:p>
      <text:p text:style-name="P1"/>
      <text:p text:style-name="P1">The DVLA have referred you to us to carry out a Driving Assessment and this is to confirm that your</text:p>
      <text:p text:style-name="P1">appointment has been made for:</text:p>
      <text:p text:style-name="P6"/>
      <text:p text:style-name="P7"><text:span text:style-name="T3"><text:placeholder text:placeholder-type="text">&lt;data['form']['apmt_start_date']&gt;</text:placeholder></text:span><text:span text:style-name="T3"> at </text:span><text:span text:style-name="T3"><text:placeholder text:placeholder-type="text">&lt;data['form']['apmt_start_time']&gt;</text:placeholder></text:span><text:span text:style-name="T3"> hrs</text:span></text:p>
      <text:p text:style-name="P5"/>
      <text:p text:style-name="P4"><text:span text:style-name="T4">at our Satellite Centre:</text:span></text:p>
      <text:p text:style-name="P5"/>
      <text:p text:style-name="P14"><text:span text:style-name="T2">11 Acer Road, Saddlebow Industrial Estate, Kings Lynn PE34 3HN</text:span></text:p>
      <text:p text:style-name="P1"/>
      <text:p text:style-name="P1">It is anticipated that you will need to allow approximately 2½ hours for the assessment and there is a </text:p>
      <text:p text:style-name="P1">waiting/ refreshment area available for you and the person(s) accompanying you. </text:p>
      <text:p text:style-name="P1"/>
      <text:p text:style-name="P10"><text:span text:style-name="T4">I should be grateful if you would complete the enclosed questionnaire and return it to us as soon as possible to the </text:span>ADDRESS AT THETFORD<text:span text:style-name="T4"> to confirm your acceptance of the appointment. DVLA will be paying your fee however, if cancellation is subsequently necessary, please note that you may be charged a fee by DVLA unless 5 working days notice is given, or medical evidence of your inability to attend is provided.</text:span></text:p>
      <text:p text:style-name="P1"/>
      <text:p text:style-name="P1">When you attend:</text:p>
      <text:p text:style-name="P1"/>
      <text:p text:style-name="P8">1 <text:s text:c="2"/>Please ensure you bring your Driving Licence with you. If you do not have a valid licence in your possession please advise us as soon as possible.</text:p>
      <text:p text:style-name="P5"/>
      <text:p text:style-name="P8">2 <text:s text:c="2"/>Please ensure that your eyesight meets the legal minimum requirement, ie. you are able to clearly read a standard number plate at a distance of 20.5 metres. If you wear them, please also remember to bring driving and reading glasses with you to the assessment.</text:p>
      <text:p text:style-name="P8"/>
      <text:p text:style-name="P8">3 <text:s text:c="2"/><text:span text:style-name="T4">If the gates are closed when you arrive please call 0792 2653 325</text:span></text:p>
      <text:p text:style-name="P8"/>
      <text:p text:style-name="P1">We look forward to seeing you and hope that we are able to help you overcome your mobility problems. <text:s/>If you have any queries about any aspect of the assessment, please do not hesitate to contact me.</text:p>
      <text:p text:style-name="P1"/>
      <text:p text:style-name="P1">Yours sincerely,</text:p>
      <text:p text:style-name="P1"/>
      <text:p text:style-name="P1"/>
      <text:p text:style-name="P1"/>
      <text:p text:style-name="P1">For East Anglian DriveA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sans-serif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8736in" fo:margin-left="0.9161in" fo:margin-right="0.916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3-09-11T12:59:00</meta:creation-date>
    <dc:creator>Forum Forum</dc:creator>
    <dc:date>2015-02-07T22:47:49.21</dc:date>
    <meta:editing-cycles>5</meta:editing-cycles>
    <meta:editing-duration>PT00H06M04S</meta:editing-duration>
    <meta:generator>OpenOffice.org/3.2$Win32 OpenOffice.org_project/320m12$Build-9483</meta:generator>
    <meta:document-statistic meta:table-count="1" meta:image-count="0" meta:object-count="0" meta:page-count="1" meta:paragraph-count="22" meta:word-count="293" meta:character-count="1830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